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Verdana" fo:font-size="12pt" officeooo:rsid="0031c6ee" officeooo:paragraph-rsid="0006c74e" style:font-size-asian="12pt" style:font-size-complex="12pt"/>
    </style:style>
    <style:style style:name="P2" style:family="paragraph" style:parent-style-name="Standard">
      <style:text-properties style:font-name="Verdana" fo:font-size="12pt" fo:font-weight="bold" officeooo:rsid="0031c6ee" officeooo:paragraph-rsid="0006c74e" style:font-size-asian="12pt" style:font-weight-asian="bold" style:font-size-complex="12pt" style:font-weight-complex="bold"/>
    </style:style>
    <style:style style:name="P3" style:family="paragraph" style:parent-style-name="Standard">
      <style:text-properties style:font-name="Verdana" fo:font-size="12pt" fo:font-weight="bold" officeooo:rsid="0006c74e" officeooo:paragraph-rsid="0006c74e" style:font-size-asian="12pt" style:font-weight-asian="bold" style:font-size-complex="12pt" style:font-weight-complex="bold"/>
    </style:style>
    <style:style style:name="P4" style:family="paragraph" style:parent-style-name="Standard">
      <style:paragraph-properties fo:margin-left="0in" fo:margin-right="0in" fo:line-height="150%" fo:orphans="2" fo:widows="2" fo:text-indent="0in" style:auto-text-indent="false"/>
      <style:text-properties style:font-name="Verdana" fo:font-size="12pt" officeooo:paragraph-rsid="0006c74e" style:font-size-asian="12pt" style:font-size-complex="12pt"/>
    </style:style>
    <style:style style:name="P5"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1c6ee" officeooo:paragraph-rsid="0006c74e" style:font-size-asian="12pt" style:font-size-complex="12pt"/>
    </style:style>
    <style:style style:name="P6"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paragraph-rsid="0006c74e" style:font-size-asian="12pt" style:font-size-complex="12pt"/>
    </style:style>
    <style:style style:name="P7"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4e0e3" officeooo:paragraph-rsid="0006c74e" style:font-size-asian="12pt" style:font-size-complex="12pt"/>
    </style:style>
    <style:style style:name="P8"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329be" officeooo:paragraph-rsid="0006c74e" style:font-size-asian="12pt" style:font-size-complex="12pt"/>
    </style:style>
    <style:style style:name="P9"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06c74e" officeooo:paragraph-rsid="0006c74e" style:font-size-asian="12pt" style:font-size-complex="12pt"/>
    </style:style>
    <style:style style:name="P10"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bold" officeooo:rsid="0034e0e3" officeooo:paragraph-rsid="0006c74e" style:font-size-asian="12pt" style:font-weight-asian="bold" style:font-size-complex="12pt" style:font-weight-complex="bold"/>
    </style:style>
    <style:style style:name="P11"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bold" officeooo:rsid="0031c6ee" officeooo:paragraph-rsid="0006c74e" style:font-size-asian="12pt" style:font-weight-asian="bold" style:font-size-complex="12pt" style:font-weight-complex="bold"/>
    </style:style>
    <style:style style:name="P12"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bold" officeooo:rsid="0031f5c3" officeooo:paragraph-rsid="0006c74e" style:font-size-asian="12pt" style:font-weight-asian="bold" style:font-size-complex="12pt" style:font-weight-complex="bold"/>
    </style:style>
    <style:style style:name="P13" style:family="paragraph" style:parent-style-name="Standard">
      <style:paragraph-properties fo:margin-left="0in" fo:margin-right="0in" fo:line-height="150%" fo:orphans="2" fo:widows="2" fo:text-indent="0in" style:auto-text-indent="false"/>
      <style:text-properties officeooo:paragraph-rsid="0006c74e"/>
    </style:style>
    <style:style style:name="P14" style:family="paragraph" style:parent-style-name="Standard">
      <style:paragraph-properties fo:margin-left="0in" fo:margin-right="0in" fo:line-height="150%"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000000" style:font-name="Verdana" fo:font-size="12pt" fo:letter-spacing="normal" fo:font-style="normal" fo:font-weight="normal" officeooo:rsid="0034e0e3" officeooo:paragraph-rsid="0006c74e" style:font-size-asian="12pt" style:font-size-complex="12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letter-spacing="normal" fo:font-style="normal" fo:font-weight="normal" style:font-weight-asian="bold" style:font-weight-complex="bold"/>
    </style:style>
    <style:style style:name="T5" style:family="text">
      <style:text-properties fo:font-variant="normal" fo:text-transform="none" fo:color="#000000" style:font-name="Verdana" fo:font-size="12pt" fo:letter-spacing="normal" fo:font-style="normal" fo:font-weight="normal" style:font-size-asian="12pt" style:font-size-complex="12pt"/>
    </style:style>
    <style:style style:name="T6" style:family="text">
      <style:text-properties fo:font-weight="bold" style:font-weight-asian="bold" style:font-weight-complex="bold"/>
    </style:style>
    <style:style style:name="T7" style:family="text">
      <style:text-properties officeooo:rsid="003329be"/>
    </style:style>
    <style:style style:name="T8" style:family="text">
      <style:text-properties officeooo:rsid="00355524"/>
    </style:style>
    <style:style style:name="T9" style:family="text">
      <style:text-properties style:text-underline-style="solid" style:text-underline-width="auto" style:text-underline-color="font-color"/>
    </style:style>
    <style:style style:name="T10" style:family="text">
      <style:text-properties style:text-underline-style="none" officeooo:rsid="0031f5c3"/>
    </style:style>
    <style:style style:name="T11" style:family="text">
      <style:text-properties officeooo:rsid="0031f5c3"/>
    </style:style>
    <style:style style:name="T12" style:family="text">
      <style:text-properties fo:font-weight="normal" officeooo:rsid="0035552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SECURITY PAGE</text:span></text:p>
      <text:p text:style-name="P1"><text:span text:style-name="T6"/></text:p>
      <text:p text:style-name="P3"><text:span text:style-name="T3">Section Header</text:span></text:p>
      <text:p text:style-name="P3"><text:span text:style-name="T3"/></text:p>
      <text:p text:style-name="P2"><text:span text:style-name="T3">Title:</text:span><text:span text:style-name="T1"> SUPERIOR. SECURITY. FOREVER.</text:span></text:p>
      <text:p text:style-name="P5"><text:span text:style-name="T4"/></text:p>
      <text:p text:style-name="P6">Our commitment to providing top-notch security on all levels of the platform, means that you can have peace of mind knowing that you are protected against any potential threats.</text:p>
      <text:p text:style-name="P6"/>
      <text:p text:style-name="P7">Our cutting-edge technology and highly trained team ensure that your security needs are met constantly, making sure that you stay protected and secure at all times. That’s why we proudly say, “Superior Security Forever”.</text:p>
      <text:p text:style-name="P14"/>
      <text:p text:style-name="P7"/>
      <text:p text:style-name="P9">Section</text:p>
      <text:p text:style-name="P9"/>
      <text:p text:style-name="P7">title: <text:span text:style-name="T6">CHECK OUR PLATFORM SECURITY VIDEO</text:span></text:p>
      <text:p text:style-name="P7"><text:span text:style-name="T6"/></text:p>
      <text:p text:style-name="P7"><text:span text:style-name="T6"><text:s text:c="7"/>VIDEO ABOUT SECURITY</text:span></text:p>
      <text:p text:style-name="P14"/>
      <text:p text:style-name="P7"/>
      <text:p text:style-name="P9">Section</text:p>
      <text:p text:style-name="P6">We <text:span text:style-name="T7">have</text:span> implemented a number of measures to protect against hacks and attacks. These measures include:</text:p>
      <text:p text:style-name="P8"/>
      <text:p text:style-name="P6"><text:span text:style-name="T7">REGULAR TESTING</text:span>- Regular security assessments and testing of our systems and applications</text:p>
      <text:p text:style-name="P6"><text:span text:style-name="T7">MODERN TECHNOLOGIES</text:span>- Use of secure coding practices and frameworks</text:p>
      <text:p text:style-name="P6"><text:span text:style-name="T7">ENCODING </text:span>- Encryption of sensitive data both in transit and at rest</text:p>
      <text:p text:style-name="P6"><text:span text:style-name="T7">HACKERS PROTECTION </text:span>- Implementation of firewalls and intrusion detection systems</text:p>
      <text:p text:style-name="P6"><text:span text:style-name="T7">DATA PROTECTION </text:span>- Regular backups and disaster recovery planning</text:p>
      <text:p text:style-name="P6"><text:span text:style-name="T7">UPGRADING </text:span>- Continual monitoring and improvement of our security procedures</text:p>
      <text:p text:style-name="P6"><text:soft-page-break/></text:p>
      <text:p text:style-name="P9">Section</text:p>
      <text:p text:style-name="P9"/>
      <text:p text:style-name="P10"><text:span text:style-name="T12">title: </text:span><text:span text:style-name="T8"><text:s text:c="2"/></text:span><text:s/>SAFEGUARDED BEYOND BANK STANDARDS</text:p>
      <text:p text:style-name="P7"/>
      <text:p text:style-name="P11">OUR PHILOSOPHY</text:p>
      <text:p text:style-name="P6">We also require our users to use strong passwords and enable two-factor authentication to further protect their accounts. Our goal is to keep your funds safe and easily accessible at your convenience. You can trust us to maintain the highest level of security standards, so you can focus on what really matters - growing your wealth.</text:p>
      <text:p text:style-name="P6"/>
      <text:p text:style-name="P11">SECURITY</text:p>
      <text:p text:style-name="P6">Wealth Free Life has implemented a 3-layer security system for our platform. This system combines an in-house proprietary profit-scoring methodology with WFL Coin and real-economy assets as collateral, as well as a WEB3 security module.</text:p>
      <text:p text:style-name="P6"/>
      <text:p text:style-name="P6">Wealth Free Life will implement a decentralized governance and operation model via our governance Coin WFL and gradually increase community involvement in the profitable process.</text:p>
      <text:p text:style-name="P6"/>
      <text:p text:style-name="P12">OUR PROTECTION</text:p>
      <text:p text:style-name="P6">At<text:span text:style-name="T9"> </text:span><text:span text:style-name="T10">Wealth Free Life</text:span>, we are committed to helping you make the most <text:span text:style-name="T11">w</text:span>ealth of your experience. Our goal is to keep your funds safe and easily accessible at your convenience. You can trust us to maintain the highest level of security standards, so you can focus on what really matters - growing your wealth.</text:p>
      <text:p text:style-name="P6"/>
      <text:p text:style-name="P6">Security is integrated into our coding <text:span text:style-name="T11">life-cycle.</text:span> Our software undergoes peer review and uses a combination of static and dynamic source code analysis tools. We employ Multi-Factor Authentication (MFA) to secure transactions, which includes password, email, phone, and authentication verification.</text:p>
      <text:p text:style-name="P6"><text:soft-page-break/>We prioritize withdrawal protection by requiring external addresses to be whitelisted through email verification.</text:p>
      <text:p text:style-name="P6"/>
      <text:p text:style-name="P12">OUR APPROACH</text:p>
      <text:p text:style-name="P13"><text:span text:style-name="T5">Wealth Free Life has implemented a 3-layer security system for our platform. This system combines an in-house proprietary profit-scoring methodology with WFL Coin and real-economy assets as collateral, as well as a WEB3 security module.</text:span></text:p>
      <text:p text:style-name="P6"/>
      <text:p text:style-name="P6">Wealth Free Life will implement a decentralized governance and operation model via our governance Coin WFL and gradually increase community involvement in the profitable  process.</text:p>
      <text:p text:style-name="P6"/>
      <text:p text:style-name="P6">Security is integrated into our coding lifecycle. Our software undergoes peer review and uses a combination of static and dynamic source code analysis tools.</text:p>
      <text:p text:style-name="P6"/>
      <text:p text:style-name="P6">We employ Multi-Factor Authentication (MFA) to secure transactions, which includes password, email, phone, and authentication verification.</text:p>
      <text:p text:style-name="P6"/>
      <text:p text:style-name="P6">We prioritize withdrawal protection by requiring external addresses to be whitelisted through email verification.</text:p>
      <text:p text:style-name="P6"/>
      <text:p text:style-name="P6">WFL Blockchain is built on the same technology as Ethereum. It uses a multi-signature approach, where 11 guardians independently verify each other's signatures. Because the Guardians operate in many different areas around the world, each region has its own security protocols that are difficult to breach.</text:p>
      <text:p text:style-name="P6"/>
      <text:p text:style-name="P4"><text:span text:style-name="T2">We continually engage with industry leading security auditing firms to check our work. These audits help us ensure that what we do is secure and does not negatively affect users' privacy or financial well-being, but they also serve to provide transparency and confidence for user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13T18:23:51.735000000</meta:creation-date>
    <dc:date>2023-11-13T18:26:20.336000000</dc:date>
    <meta:editing-duration>PT2M29S</meta:editing-duration>
    <meta:editing-cycles>1</meta:editing-cycles>
    <meta:document-statistic meta:table-count="0" meta:image-count="0" meta:object-count="0" meta:page-count="3" meta:paragraph-count="35" meta:word-count="603" meta:character-count="4055" meta:non-whitespace-character-count="3475"/>
    <meta:generator>Trio_Office/6.2.8.2$Windows_x86 LibreOffice_project/</meta:generator>
  </office:meta>
</office:document-meta>
</file>